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mpartilhamentos<text:s text:c="4"/></text:span><text:span text:style-name="T2"><text:s text:c="10"/></text:span></text:p>
      <text:p text:style-name="P1"><text:span text:style-name="T2">ID</text:span></text:p>
      <text:p text:style-name="P1"><text:span text:style-name="T2">Original1</text:span></text:p>
      <text:p text:style-name="P1"><text:span text:style-name="T2">Original2</text:span></text:p>
      <text:p text:style-name="P1"><text:span text:style-name="T2">Fantasma</text:span></text:p>
      <text:p text:style-name="P1"><text:span text:style-name="T2">Valor</text:span></text:p>
      <text:p text:style-name="P1"><text:span text:style-name="T2">Moeda</text:span></text:p>
      <text:p text:style-name="P1"><text:span text:style-name="T2"/></text:p>
      <text:p text:style-name="P1"><text:span text:style-name="T3">Jogos_compartilhados<text:s/></text:span><text:span text:style-name="T4">(um ou mais jogos que fazem parte do compartilhamento)</text:span></text:p>
      <text:p text:style-name="P1"><text:span text:style-name="T4">compartilhamento_id - PK</text:span></text:p>
      <text:p text:style-name="P1"><text:span text:style-name="T4">jogo_id - PK</text:span></text:p>
      <text:p text:style-name="P1"><text:span text:style-name="T4"/></text:p>
      <text:p text:style-name="P1"><text:span text:style-name="T5">Historicos</text:span><text:span text:style-name="T6"/></text:p>
      <text:p text:style-name="P1"><text:span text:style-name="T6">id</text:span></text:p>
      <text:p text:style-name="P1"><text:span text:style-name="T6">compartilhamento_id</text:span></text:p>
      <text:p text:style-name="P1"><text:span text:style-name="T6">usuario_id</text:span></text:p>
      <text:p text:style-name="P1"><text:span text:style-name="T6">vaga (original1, original2, fantasma)</text:span></text:p>
      <text:p text:style-name="P1"><text:span text:style-name="T6">valor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